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4.272cm"/>
    </style:style>
    <style:style style:name="co8" style:family="table-column">
      <style:table-column-properties fo:break-before="auto" style:column-width="4.10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 style:writing-mode="lr-tb"/>
      <style:text-properties style:font-name="Times New Roman" fo:font-size="12pt" fo:font-style="italic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 style:writing-mode="lr-tb"/>
      <style:text-properties style:font-name="Times New Roman" fo:font-size="12pt" fo:font-style="italic" style:text-underline-style="solid" style:text-underline-width="auto" style:text-underline-color="font-color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 style:writing-mode="lr-tb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G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248" table:default-cell-style-name="ce2"/>
        <table:table-row table:style-name="ro1">
          <table:table-cell table:style-name="ce1" office:value-type="string">
            <text:p>Literary Agent</text:p>
          </table:table-cell>
          <table:table-cell table:style-name="ce1" office:value-type="string">
            <text:p>Full length MSS</text:p>
          </table:table-cell>
          <table:table-cell table:style-name="ce4" office:value-type="string">
            <text:p>Percentage</text:p>
          </table:table-cell>
          <table:table-cell table:style-name="ce1" office:value-type="string">
            <text:p>No unsolicited material</text:p>
          </table:table-cell>
          <table:table-cell table:style-name="ce1" office:value-type="string">
            <text:p>Connection before synopsis</text:p>
          </table:table-cell>
          <table:table-cell table:style-name="ce1" office:value-type="string">
            <text:p>Reading fees</text:p>
          </table:table-cell>
          <table:table-cell table:style-name="ce1" office:value-type="string">
            <text:p>Return Postage / SAE</text:p>
          </table:table-cell>
          <table:table-cell table:style-name="ce1" office:value-type="string">
            <text:p>Comments</text:p>
          </table:table-cell>
          <table:table-cell table:number-columns-repeated="248"/>
        </table:table-row>
        <table:table-row table:style-name="ro2">
          <table:table-cell office:value-type="string">
            <text:p>A&amp;B Personal Management Ltd</text:p>
          </table:table-cell>
          <table:table-cell office:value-type="string">
            <text:p>Yes</text:p>
          </table:table-cell>
          <table:table-cell office:value-type="percentage" office:value="0.15">
            <text:p>15%</text:p>
          </table:table-cell>
          <table:table-cell office:value-type="string">
            <text:p>None</text:p>
          </table:table-cell>
          <table:table-cell table:number-columns-repeated="3"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Aitken, Gillon Associates Ltd.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with half page synopsis + first 30 pages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Ampersand, the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Anderson, Darley Literary, TV and Film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with half page synopsis + first 3 chapters)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Overseas associates: APA Talent&amp; Literary Agency; Cornerstone Literary; Liza Dawson Literary Agency; + 21 leading foreign agents worldwide.</text:p>
          </table:table-cell>
          <table:table-cell table:number-columns-repeated="248"/>
        </table:table-row>
        <table:table-row table:style-name="ro2">
          <table:table-cell office:value-type="string">
            <text:p>Anubis Literary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with half page synopsis + first 50 pages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Deals only with sci-fi, fantasy &amp; horror</text:p>
          </table:table-cell>
          <table:table-cell table:number-columns-repeated="248"/>
        </table:table-row>
        <table:table-row table:style-name="ro2">
          <table:table-cell office:value-type="string">
            <text:p>Author Literary agents</text:p>
          </table:table-cell>
          <table:table-cell office:value-type="string">
            <text:p>No</text:p>
          </table:table-cell>
          <table:table-cell office:value-type="percentage" office:value="0.25">
            <text:p>25%</text:p>
          </table:table-cell>
          <table:table-cell office:value-type="string">
            <text:p>Unknown</text:p>
          </table:table-cell>
          <table:table-cell office:value-type="string">
            <text:p>no (send preliminary letter with half page synopsis + first 1 chapter + scene or section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Baker, Don Associates</text:p>
          </table:table-cell>
          <table:table-cell office:value-type="string">
            <text:p>Yes</text:p>
          </table:table-cell>
          <table:table-cell office:value-type="percentage" office:value="0.15">
            <text:p>15%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" office:value-type="string">
            <text:p>Yes</text:p>
          </table:table-cell>
          <table:table-cell table:number-columns-repeated="249"/>
        </table:table-row>
        <table:table-row table:style-name="ro3">
          <table:table-cell office:value-type="string">
            <text:p>Banks, Diane Associates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Yes, by e-mail only (send brief CV, synopsis, and sample chapters as attachments)</text:p>
          </table:table-cell>
          <table:table-cell table:number-columns-repeated="2" office:value-type="string">
            <text:p>None</text:p>
          </table:table-cell>
          <table:table-cell office:value-type="string">
            <text:p><text:a xlink:href="mailto:submissions@dianebanks.co.uk">submissions@dianebanks.co.uk</text:a> Aims to give initial response within two weeks time, will suggest revision</text:p>
          </table:table-cell>
          <table:table-cell table:number-columns-repeated="248"/>
        </table:table-row>
        <table:table-row table:style-name="ro2">
          <table:table-cell office:value-type="string">
            <text:p>Bell Lomax Agency, the</text:p>
          </table:table-cell>
          <table:table-cell office:value-type="string">
            <text:p>Yes</text:p>
          </table:table-cell>
          <table:table-cell office:value-type="string">
            <text:p>Unknown</text:p>
          </table:table-cell>
          <table:table-cell office:value-type="string">
            <text:p>None without preliminary letter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Blake Friedman Literary, TV &amp; Film Agency Ltd.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with half page synopsis + first 2 chapters, preffered)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Represented worldwide in 26 markets, specialists in TV &amp; Film rights.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Book Bureau Literary Agency, the</text:p>
          </table:table-cell>
          <table:table-cell table:style-name="ce3" office:value-type="string">
            <text:p>Yes</text:p>
          </table:table-cell>
          <table:table-cell table:style-name="ce6" office:value-type="percentage" office:value="0.2">
            <text:p>20%</text:p>
          </table:table-cell>
          <table:table-cell table:style-name="ce3" office:value-type="string">
            <text:p>Unknown</text:p>
          </table:table-cell>
          <table:table-cell table:style-name="ce3" office:value-type="string">
            <text:p>No (send preliminary letter with half page synopsis + first 3 chapters)</text:p>
          </table:table-cell>
          <table:table-cell table:style-name="ce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Strong editorial support, IRCs from UK and abroad, works with agents overseas</text:p>
          </table:table-cell>
          <table:table-cell table:number-columns-repeated="248"/>
        </table:table-row>
        <table:table-row table:style-name="ro2">
          <table:table-cell office:value-type="string">
            <text:p>Bryan, Felicit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table:number-columns-repeated="4" office:value-type="string">
            <text:p>Unknown</text:p>
          </table:table-cell>
          <table:table-cell office:value-type="string">
            <text:p>Translation rights handled by Andrew Nurnberg Associates; works in conjunction with US agents.</text:p>
          </table:table-cell>
          <table:table-cell table:number-columns-repeated="248"/>
        </table:table-row>
        <table:table-row table:style-name="ro2">
          <table:table-cell office:value-type="string">
            <text:p>Brie Burkeman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solicited email attachments will be deleted without opening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Also associated with Serafina Clarke Ltd and independent film/TV consultant to literary agents.</text:p>
          </table:table-cell>
          <table:table-cell table:number-columns-repeated="248"/>
        </table:table-row>
        <table:table-row table:style-name="ro3">
          <table:table-cell office:value-type="string">
            <text:p>Campbell <text:span text:style-name="T1">Thomson</text:span> &amp; <text:span text:style-name="T1">McLaughlin</text:span>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No (send preliminary letter or email <text:a xlink:href="mailto:submissions@ctmcl.co.uk">submissions@ctmcl.co.uk</text:a>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USA agents represented: Raines &amp; Raines, the Fox Chase Agency, Inc. Translation rights handled by the Marsh Agency</text:p>
          </table:table-cell>
          <table:table-cell table:number-columns-repeated="248"/>
        </table:table-row>
        <table:table-row table:style-name="ro2">
          <table:table-cell office:value-type="string">
            <text:p>Capel &amp; Land Ltd.</text:p>
          </table:table-cell>
          <table:table-cell office:value-type="string">
            <text:p>No</text:p>
          </table:table-cell>
          <table:table-cell office:value-type="percentage" office:value="0.15">
            <text:p>15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Cheetam, Mic Literary Agency</text:p>
          </table:table-cell>
          <table:table-cell table:style-name="ce3" office:value-type="string">
            <text:p>No</text:p>
          </table:table-cell>
          <table:table-cell table:style-name="ce2" office:value-type="string">
            <text:p>15-20%</text:p>
          </table:table-cell>
          <table:table-cell office:value-type="string">
            <text:p>No unsolicited material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, works with The Marsh Agency Ltd. For foreign rights.</text:p>
          </table:table-cell>
          <table:table-cell table:number-columns-repeated="248"/>
        </table:table-row>
        <table:table-row table:style-name="ro2">
          <table:table-cell office:value-type="string">
            <text:p>Chilcote, Judith Agency</text:p>
          </table:table-cell>
          <table:table-cell office:value-type="string">
            <text:p>No</text:p>
          </table:table-cell>
          <table:table-cell office:value-type="string">
            <text:p>20-25%</text:p>
          </table:table-cell>
          <table:table-cell office:value-type="string">
            <text:p>Unknown</text:p>
          </table:table-cell>
          <table:table-cell office:value-type="string">
            <text:p>no (send preliminary letter + first 3 chapters only + CV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Works in conjunction with overseas agents and New York affiliate</text:p>
          </table:table-cell>
          <table:table-cell table:number-columns-repeated="248"/>
        </table:table-row>
        <table:table-row table:style-name="ro2">
          <table:table-cell office:value-type="string">
            <text:p>Clemmy, Mary Literary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no (send preliminary letter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style-name="ce3" office:value-type="string">
            <text:p>works in conjunction with US agent</text:p>
          </table:table-cell>
          <table:table-cell table:number-columns-repeated="248"/>
        </table:table-row>
        <table:table-row table:style-name="ro2">
          <table:table-cell office:value-type="string">
            <text:p>Clowes, Jonathan Ltd.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orks in conjunction with overseas agents</text:p>
          </table:table-cell>
          <table:table-cell table:number-columns-repeated="248"/>
        </table:table-row>
        <table:table-row table:style-name="ro2">
          <table:table-cell office:value-type="string">
            <text:p>Cochrane, Elsepth Personal Management.</text:p>
          </table:table-cell>
          <table:table-cell office:value-type="string">
            <text:p>No</text:p>
          </table:table-cell>
          <table:table-cell office:value-type="percentage" office:value="0.125">
            <text:p>13%</text:p>
          </table:table-cell>
          <table:table-cell office:value-type="string">
            <text:p>No unsolicited material</text:p>
          </table:table-cell>
          <table:table-cell office:value-type="string">
            <text:p>no (send preliminary letter&amp; synopsis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3">
          <table:table-cell office:value-type="string">
            <text:p>Colin. Rosica Ltd.</text:p>
          </table:table-cell>
          <table:table-cell office:value-type="string">
            <text:p>Yes</text:p>
          </table:table-cell>
          <table:table-cell office:value-type="string">
            <text:p>10-20%</text:p>
          </table:table-cell>
          <table:table-cell office:value-type="string">
            <text:p>Yes</text:p>
          </table:table-cell>
          <table:table-cell office:value-type="string">
            <text:p>Yes (Synopsis only in first instance add letter outlining writing credits and whether MSS has been previously submitted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Might take 3-4 <text:span text:style-name="T1">months</text:span> to get back with an answer to the MSS</text:p>
          </table:table-cell>
          <table:table-cell table:number-columns-repeated="248"/>
        </table:table-row>
        <table:table-row table:style-name="ro2">
          <table:table-cell office:value-type="string">
            <text:p>Conville &amp; Walsh Ltd.</text:p>
          </table:table-cell>
          <table:table-cell office:value-type="string">
            <text:p>No</text:p>
          </table:table-cell>
          <table:table-cell table:number-columns-repeated="2" office:value-type="string">
            <text:p>Unknown</text:p>
          </table:table-cell>
          <table:table-cell office:value-type="string">
            <text:p>Yes (Synopsis + first 3 chapters +cover letter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Conway-Gordon, Jane Ltd.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Coombs Moylett Literary Agency</text:p>
          </table:table-cell>
          <table:table-cell office:value-type="string">
            <text:p>No</text:p>
          </table:table-cell>
          <table:table-cell office:value-type="percentage" office:value="0.15">
            <text:p>15%</text:p>
          </table:table-cell>
          <table:table-cell office:value-type="string">
            <text:p>Unknown</text:p>
          </table:table-cell>
          <table:table-cell office:value-type="string">
            <text:p>no (send preliminary letter + first 3 chapters only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Crew, Rupert Ltd.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3">
          <table:table-cell office:value-type="string">
            <text:p>Curtis Brown Group Ltd.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short synopsis + 2-3 sample chapters and an autobiographical note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See website for further submissions instructions. (<text:a xlink:href="http://www.curtisbrown.co.uk/">www.curtisbrown.co.uk</text:a>)</text:p>
          </table:table-cell>
          <table:table-cell table:number-columns-repeated="248"/>
        </table:table-row>
        <table:table-row table:style-name="ro2">
          <table:table-cell office:value-type="string">
            <text:p>De Wolfe, Felix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DGA Ltd.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Dorian Literary Agency (DLA)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+ first 3 chapters only +brief outline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Eady, Toby Associates Ltd.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table:number-columns-repeated="4" office:value-type="string">
            <text:p>Unknown</text:p>
          </table:table-cell>
          <table:table-cell office:value-type="string">
            <text:p>Approach by personal recommendation.</text:p>
          </table:table-cell>
          <table:table-cell table:number-columns-repeated="248"/>
        </table:table-row>
        <table:table-row table:style-name="ro2">
          <table:table-cell office:value-type="string">
            <text:p>Eddison Pearson Ltd.</text:p>
          </table:table-cell>
          <table:table-cell office:value-type="string">
            <text:p>No</text:p>
          </table:table-cell>
          <table:table-cell office:value-type="string">
            <text:p>15-20%</text:p>
          </table:table-cell>
          <table:table-cell office:value-type="string">
            <text:p>Unknown</text:p>
          </table:table-cell>
          <table:table-cell office:value-type="string">
            <text:p>E-mail enquiries only- email for up-to date submission guidelines by retur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May suggest revision where appropriate</text:p>
          </table:table-cell>
          <table:table-cell table:number-columns-repeated="248"/>
        </table:table-row>
        <table:table-row table:style-name="ro2">
          <table:table-cell office:value-type="string">
            <text:p>Gabriel, Juri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will suggest revision where appropriate</text:p>
          </table:table-cell>
          <table:table-cell table:number-columns-repeated="248"/>
        </table:table-row>
        <table:table-row table:style-name="ro2">
          <table:table-cell office:value-type="string">
            <text:p>Glass, Eric</text:p>
          </table:table-cell>
          <table:table-cell office:value-type="string">
            <text:p>Yes</text:p>
          </table:table-cell>
          <table:table-cell office:value-type="string">
            <text:p>Unknown</text:p>
          </table:table-cell>
          <table:table-cell office:value-type="string">
            <text:p>No unsolicited material</text:p>
          </table:table-cell>
          <table:table-cell table:number-columns-repeated="3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Green, Christine Authors' Agent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Greenberg, Louise Books Ltd</text:p>
          </table:table-cell>
          <table:table-cell office:value-type="string">
            <text:p>Yes</text:p>
          </table:table-cell>
          <table:table-cell office:value-type="string">
            <text:p>20-25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Greene &amp; Heaton Ltd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and synopsis + 3 first chapters)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Email submissions considered at discretion</text:p>
          </table:table-cell>
          <table:table-cell table:number-columns-repeated="248"/>
        </table:table-row>
        <table:table-row table:style-name="ro2">
          <table:table-cell office:value-type="string">
            <text:p>Grossman, David Literary Agency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3">
          <table:table-cell office:value-type="string">
            <text:p>Gunn, <text:span text:style-name="T1">Marianne</text:span> <text:span text:style-name="T1">O'Connor</text:span> Literary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+ half <text:span text:style-name="T1">page</text:span> synopsis + first 50 pages)</text:p>
          </table:table-cell>
          <table:table-cell table:number-columns-repeated="2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Hanbury, Margaret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table:number-columns-repeated="3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Harwood, Antony Ltd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Heath, A.M. &amp; Co.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Agents in USA &amp; all european countries &amp; Japan</text:p>
          </table:table-cell>
          <table:table-cell table:number-columns-repeated="248"/>
        </table:table-row>
        <table:table-row table:style-name="ro3">
          <table:table-cell office:value-type="string">
            <text:p>Higham, David Associates Ltd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Represented in all <text:span text:style-name="T1">foreign</text:span> markets</text:p>
          </table:table-cell>
          <table:table-cell table:number-columns-repeated="248"/>
        </table:table-row>
        <table:table-row table:style-name="ro2">
          <table:table-cell office:value-type="string">
            <text:p>Howarth, Tanja Literary Agency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Specializes in german translation rights, represented in the USA by various agents</text:p>
          </table:table-cell>
          <table:table-cell table:number-columns-repeated="248"/>
        </table:table-row>
        <table:table-row table:style-name="ro2">
          <table:table-cell office:value-type="string">
            <text:p>ICM Books</text:p>
          </table:table-cell>
          <table:table-cell office:value-type="string">
            <text:p>No</text:p>
          </table:table-cell>
          <table:table-cell office:value-type="string">
            <text:p>Unknown</text:p>
          </table:table-cell>
          <table:table-cell office:value-type="string">
            <text:p>No unsolicited material</text:p>
          </table:table-cell>
          <table:table-cell office:value-type="string">
            <text:p>no (send preliminary letter sample chapters)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Division of International Creative Management</text:p>
          </table:table-cell>
          <table:table-cell table:number-columns-repeated="248"/>
        </table:table-row>
        <table:table-row table:style-name="ro2">
          <table:table-cell office:value-type="string">
            <text:p>International Scripts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An editorial contribution plus return postage may be requested for reading MSS</text:p>
          </table:table-cell>
          <table:table-cell table:number-columns-repeated="248"/>
        </table:table-row>
        <table:table-row table:style-name="ro2">
          <table:table-cell office:value-type="string">
            <text:p>James, Barrie Literary Agency</text:p>
          </table:table-cell>
          <table:table-cell table:number-columns-repeated="2" office:value-type="string">
            <text:p>Unknown</text:p>
          </table:table-cell>
          <table:table-cell office:value-type="string">
            <text:p>No unsolicited material</text:p>
          </table:table-cell>
          <table:table-cell office:value-type="string">
            <text:p>Send SAE or email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Internet site for new writers and poets to display their work to publishers</text:p>
          </table:table-cell>
          <table:table-cell table:number-columns-repeated="248"/>
        </table:table-row>
        <table:table-row table:style-name="ro2">
          <table:table-cell office:value-type="string">
            <text:p>Janklow &amp; Nesbit (UK) Ltd</text:p>
          </table:table-cell>
          <table:table-cell table:number-columns-repeated="2" office:value-type="string">
            <text:p>Unknown</text:p>
          </table:table-cell>
          <table:table-cell office:value-type="string">
            <text:p>No unsolicited material</text:p>
          </table:table-cell>
          <table:table-cell office:value-type="string">
            <text:p>no (send preliminary letter + synopsis + 3 sample chapters)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US and foreign rights are handled by Janklow &amp; Nesbit Associates in New York</text:p>
          </table:table-cell>
          <table:table-cell table:number-columns-repeated="248"/>
        </table:table-row>
        <table:table-row table:style-name="ro2">
          <table:table-cell office:value-type="string">
            <text:p>Johnson &amp; Alcock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no (send preliminary letter + first 3 chapters only + synopsi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Judd, Jane Literary Agency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+ first chapter only + Synopsis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works in conjunction with overseas agents and USA agents</text:p>
          </table:table-cell>
          <table:table-cell table:number-columns-repeated="248"/>
        </table:table-row>
        <table:table-row table:style-name="ro2">
          <table:table-cell office:value-type="string">
            <text:p>Kass, Michelle Associates</text:p>
          </table:table-cell>
          <table:table-cell office:value-type="string">
            <text:p>Yes</text:p>
          </table:table-cell>
          <table:table-cell office:value-type="string">
            <text:p>15-20%</text:p>
          </table:table-cell>
          <table:table-cell office:value-type="string">
            <text:p>No unsolicited material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Knight, Peter Agency</text:p>
          </table:table-cell>
          <table:table-cell table:number-columns-repeated="2" office:value-type="string">
            <text:p>Unknown</text:p>
          </table:table-cell>
          <table:table-cell office:value-type="string">
            <text:p>No unsolicited material</text:p>
          </table:table-cell>
          <table:table-cell office:value-type="string">
            <text:p>no (send preliminary letter +synopsis + CV)</text:p>
          </table:table-cell>
          <table:table-cell table:number-columns-repeated="2" office:value-type="string">
            <text:p>Unknown</text:p>
          </table:table-cell>
          <table:table-cell office:value-type="string">
            <text:p>works in conjunction with overseas agents in the Usa and Australia</text:p>
          </table:table-cell>
          <table:table-cell table:number-columns-repeated="248"/>
        </table:table-row>
        <table:table-row table:style-name="ro2">
          <table:table-cell office:value-type="string">
            <text:p>Levy, Barbara Literary Agency</text:p>
          </table:table-cell>
          <table:table-cell office:value-type="string">
            <text:p>Yes</text:p>
          </table:table-cell>
          <table:table-cell table:number-columns-repeated="2" office:value-type="string">
            <text:p>Unknown</text:p>
          </table:table-cell>
          <table:table-cell office:value-type="string">
            <text:p>no (send preliminary letter + synopsis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Translation rights handled by Buckman Agency; works in conjunction with US agents.</text:p>
          </table:table-cell>
          <table:table-cell table:number-columns-repeated="248"/>
        </table:table-row>
        <table:table-row table:style-name="ro2">
          <table:table-cell office:value-type="string">
            <text:p>London Independent Books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 for promissin MSS</text:p>
          </table:table-cell>
          <table:table-cell table:number-columns-repeated="248"/>
        </table:table-row>
        <table:table-row table:style-name="ro2">
          <table:table-cell office:value-type="string">
            <text:p>Luck, Lucy Associates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Lutyens &amp; Rubinstein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+ first 2 chapters only 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McAra, Duncan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)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McMullen, Eunice Children's Literary Agency Ltd</text:p>
          </table:table-cell>
          <table:table-cell office:value-type="string">
            <text:p>No</text:p>
          </table:table-cell>
          <table:table-cell office:value-type="percentage" office:value="0.15">
            <text:p>15%</text:p>
          </table:table-cell>
          <table:table-cell office:value-type="string">
            <text:p>No unsolicited material</text:p>
          </table:table-cell>
          <table:table-cell table:number-columns-repeated="3" office:value-type="string">
            <text:p>Unknown</text:p>
          </table:table-cell>
          <table:table-cell office:value-type="string">
            <text:p>Telphone enquries only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Manson , sarah literary agent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No (send preliminary letter + CV + synopis + 3 first chapters )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See website for further submissions instructions.</text:p>
          </table:table-cell>
          <table:table-cell table:number-columns-repeated="248"/>
        </table:table-row>
        <table:table-row table:style-name="ro2">
          <table:table-cell office:value-type="string">
            <text:p>Marjacq scripts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send SAE + first 3 chapters +synopsis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May suggest revision where appropriate</text:p>
          </table:table-cell>
          <table:table-cell table:number-columns-repeated="248"/>
        </table:table-row>
        <table:table-row table:style-name="ro2">
          <table:table-cell office:value-type="string">
            <text:p>Marsh, the Agency Ltd.</text:p>
          </table:table-cell>
          <table:table-cell table:number-columns-repeated="2" office:value-type="string">
            <text:p>Unknown</text:p>
          </table:table-cell>
          <table:table-cell office:value-type="string">
            <text:p>Yes</text:p>
          </table:table-cell>
          <table:table-cell office:value-type="string">
            <text:p>send SAE + 2 first chapters + synopsis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specializes in internationl clients</text:p>
          </table:table-cell>
          <table:table-cell table:number-columns-repeated="248"/>
        </table:table-row>
        <table:table-row table:style-name="ro2">
          <table:table-cell office:value-type="string">
            <text:p>Marvin, Blanche</text:p>
          </table:table-cell>
          <table:table-cell office:value-type="string">
            <text:p>Yes</text:p>
          </table:table-cell>
          <table:table-cell office:value-type="percentage" office:value="0.15">
            <text:p>15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MBA Literary Agency Ltd.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table:number-columns-repeated="3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Morris, Laura Literary Agency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table:number-columns-repeated="3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Noach, Maggie Literary Agency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send SAE + synopsis + 2 or 3 sample chapter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Nye, Alexandra, Writers &amp; Agents</text:p>
          </table:table-cell>
          <table:table-cell office:value-type="string">
            <text:p>Yes</text:p>
          </table:table-cell>
          <table:table-cell office:value-type="string">
            <text:p>15-20%</text:p>
          </table:table-cell>
          <table:table-cell office:value-type="string">
            <text:p>Unknown</text:p>
          </table:table-cell>
          <table:table-cell office:value-type="string">
            <text:p>preliminary letter with synopsis</text:p>
          </table:table-cell>
          <table:table-cell office:value-type="string">
            <text:p>Yes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O'leary, David Literary Agency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write, call or e-mail before sending M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PFD (The Peters Fraser &amp; Dunlop group Ltd.)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see website for submission details</text:p>
          </table:table-cell>
          <table:table-cell table:number-columns-repeated="2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Pollinger Ltd.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table:number-columns-repeated="3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Power, Shelly Literary Agency Ltd</text:p>
          </table:table-cell>
          <table:table-cell office:value-type="string">
            <text:p>Yes</text:p>
          </table:table-cell>
          <table:table-cell office:value-type="percentage" office:value="0.19">
            <text:p>19%</text:p>
          </table:table-cell>
          <table:table-cell office:value-type="string">
            <text:p>Unknown</text:p>
          </table:table-cell>
          <table:table-cell office:value-type="string">
            <text:p>preliminary letter with synopsi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Redhammer Management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see website for submission details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Richards, Lisa, the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send SAE + 3-4 sample chapters + synopsi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Robinson Literary Agency Ltd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Rogers, Coleridge &amp; White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table:number-columns-repeated="3"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Rushby-Smith, Uli Literary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send SAE + synopsis + 2 or 3 sample chapter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Sayle, the Literary Agency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preliminary letter with synopsi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Scott Ferries Associates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preliminary letter with synopsis</text:p>
          </table:table-cell>
          <table:table-cell office:value-type="string">
            <text:p>mayb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3">
          <table:table-cell office:value-type="string">
            <text:p>Sheil, Anthony in association with Gillon Aitken Associates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3">
          <table:table-cell office:value-type="string">
            <text:p>Sheil Land Associates Ltd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preliminary letter with synopsi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welcomes approaches from new clients either to start or to develop their careers</text:p>
          </table:table-cell>
          <table:table-cell table:number-columns-repeated="248"/>
        </table:table-row>
        <table:table-row table:style-name="ro2">
          <table:table-cell office:value-type="string">
            <text:p>Sheldon, Caroline <text:s/>Literary Literary Agency Ltd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preliminary letter with synopsis to the Isle of Wight address, describe ambitions, + 3 first chapters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Sinclair-Stevenson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Standen, the Literary Agency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preliminary letter with synopsis + 3 first chapters by post only in first instanc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interested in new writers</text:p>
          </table:table-cell>
          <table:table-cell table:number-columns-repeated="248"/>
        </table:table-row>
        <table:table-row table:style-name="ro2">
          <table:table-cell office:value-type="string">
            <text:p>Susijn, the Agency Ltd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preliminary letter with synopsis + 2 first chapters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3">
          <table:table-cell office:value-type="string">
            <text:p>Turnbull, Jane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preliminary letter with synopsi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works in conjunction with Gillon Aikten Associates Ltd</text:p>
          </table:table-cell>
          <table:table-cell table:number-columns-repeated="248"/>
        </table:table-row>
        <table:table-row table:style-name="ro2">
          <table:table-cell office:value-type="string">
            <text:p>United Authors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table:number-columns-repeated="4" office:value-type="string">
            <text:p>Unknown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Victor, Ed Ltd</text:p>
          </table:table-cell>
          <table:table-cell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3">
          <table:table-cell office:value-type="string">
            <text:p>Wade and Doherty Literary Agency Ltd</text:p>
          </table:table-cell>
          <table:table-cell/>
          <table:table-cell office:value-type="percentage" office:value="0.2">
            <text:p>20%</text:p>
          </table:table-cell>
          <table:table-cell table:number-columns-repeated="2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See website for further submissions instructions, Email submissions preferred, New authors welcome</text:p>
          </table:table-cell>
          <table:table-cell table:number-columns-repeated="248"/>
        </table:table-row>
        <table:table-row table:style-name="ro2">
          <table:table-cell office:value-type="string">
            <text:p>Watson, Little Ltd</text:p>
          </table:table-cell>
          <table:table-cell table:style-name="Default" office:value-type="string">
            <text:p>Unknown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preliminary letter with synopsis (informative)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3">
          <table:table-cell office:value-type="string">
            <text:p>Watt A.P.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preliminary letter with synopsis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table:number-columns-repeated="249"/>
        </table:table-row>
        <table:table-row table:style-name="ro2">
          <table:table-cell office:value-type="string">
            <text:p>White, Eve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preliminary letter with synopsis + 2-3 chapters + word count + email add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Wiener, Dinah Ltd</text:p>
          </table:table-cell>
          <table:table-cell office:value-type="string">
            <text:p>Yes</text:p>
          </table:table-cell>
          <table:table-cell office:value-type="percentage" office:value="0.2">
            <text:p>20%</text:p>
          </table:table-cell>
          <table:table-cell office:value-type="string">
            <text:p>Unknown</text:p>
          </table:table-cell>
          <table:table-cell office:value-type="string">
            <text:p>preliminary letter with synopsi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>
          <table:table-cell office:value-type="string">
            <text:p>Williams, Jonathan, Literary Agency</text:p>
          </table:table-cell>
          <table:table-cell table:number-columns-repeated="4"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Will suggest revision</text:p>
          </table:table-cell>
          <table:table-cell table:number-columns-repeated="248"/>
        </table:table-row>
        <table:table-row table:style-name="ro2">
          <table:table-cell office:value-type="string">
            <text:p>Wylie, The, Agency UK Ltd</text:p>
          </table:table-cell>
          <table:table-cell office:value-type="string">
            <text:p>No</text:p>
          </table:table-cell>
          <table:table-cell office:value-type="percentage" office:value="0.2">
            <text:p>20%</text:p>
          </table:table-cell>
          <table:table-cell office:value-type="string">
            <text:p>No unsolicited material</text:p>
          </table:table-cell>
          <table:table-cell office:value-type="string">
            <text:p>preliminary letter with synopsis + 2 first chapters</text:p>
          </table:table-cell>
          <table:table-cell office:value-type="string">
            <text:p>Unknown</text:p>
          </table:table-cell>
          <table:table-cell office:value-type="string">
            <text:p>Yes</text:p>
          </table:table-cell>
          <table:table-cell table:number-columns-repeated="249"/>
        </table:table-row>
        <table:table-row table:style-name="ro2" table:number-rows-repeated="6544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4">04/11/2007</text:date>, <text:time>02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OoZoOl Obliterator</meta:initial-creator>
    <meta:creation-date>2007-07-01T15:11:56</meta:creation-date>
    <dc:creator>OoZoOl Obliterator</dc:creator>
    <dc:date>2007-11-04T02:58:33</dc:date>
    <meta:editing-cycles>13</meta:editing-cycles>
    <meta:editing-duration>PT21H13M46S</meta:editing-duration>
    <meta:user-defined meta:name="Info 1"/>
    <meta:user-defined meta:name="Info 2"/>
    <meta:user-defined meta:name="Info 3"/>
    <meta:user-defined meta:name="Info 4"/>
    <meta:document-statistic meta:table-count="3" meta:cell-count="698"/>
  </office:meta>
</office:document-meta>
</file>